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89FDE7FEB227540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049c0c" officeooo:paragraph-rsid="00049c0c" style:font-size-asian="20pt" style:font-size-complex="20pt"/>
    </style:style>
    <style:style style:name="P2" style:family="paragraph" style:parent-style-name="Standard">
      <style:text-properties style:font-name="Calibri" fo:font-size="20pt" officeooo:rsid="0008c232" officeooo:paragraph-rsid="0008c232" style:font-size-asian="20pt" style:font-size-complex="20pt"/>
    </style:style>
    <style:style style:name="P3" style:family="paragraph" style:parent-style-name="Standard">
      <style:text-properties style:font-name="Calibri" fo:font-size="20pt" officeooo:rsid="0008c232" officeooo:paragraph-rsid="0009d46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48pt" officeooo:rsid="0008c232" officeooo:paragraph-rsid="0008c232" style:font-size-asian="48pt" style:font-size-complex="48pt"/>
    </style:style>
    <style:style style:name="P5" style:family="paragraph" style:parent-style-name="Standard">
      <style:paragraph-properties fo:line-height="150%"/>
      <style:text-properties style:font-name="Calibri" fo:font-size="13pt" fo:font-weight="bold" officeooo:rsid="0009d462" officeooo:paragraph-rsid="0009d462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7" style:family="paragraph" style:parent-style-name="Heading_20_1">
      <style:text-properties style:font-name="Calibri" officeooo:paragraph-rsid="000c1b30"/>
    </style:style>
    <style:style style:name="P8" style:family="paragraph" style:parent-style-name="Text_20_body">
      <style:text-properties style:font-name="Calibri" officeooo:paragraph-rsid="000c1b30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48pt" officeooo:rsid="000ce070" officeooo:paragraph-rsid="000ce070" style:font-size-asian="48pt" style:font-size-complex="48pt"/>
    </style:style>
    <style:style style:name="P11" style:family="paragraph" style:parent-style-name="Heading_20_2">
      <style:text-properties style:font-name="Calibri" fo:font-size="18pt" officeooo:rsid="0008c232" officeooo:paragraph-rsid="000c1b30" style:font-size-asian="20pt" style:font-size-complex="20pt"/>
    </style:style>
    <style:style style:name="T1" style:family="text">
      <style:text-properties officeooo:rsid="0009d462"/>
    </style:style>
    <style:style style:name="T2" style:family="text">
      <style:text-properties officeooo:rsid="0031779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10">Design Digital</text:p>
      <text:p text:style-name="P2"/>
      <text:p text:style-name="P2"/>
      <text:p text:style-name="P2">Etapa:</text:p>
      <text:p text:style-name="P2"/>
      <text:h text:style-name="P7" text:outline-level="1">Design Thinking - Projeto UX - Passo 1</text:h>
      <text:p text:style-name="P8"/>
      <text:h text:style-name="P11" text:outline-level="2"/>
      <text:p text:style-name="P3"/>
      <text:p text:style-name="P3"/>
      <text:p text:style-name="P5"><text:tab/>Matéria: <text:tab/>Design Digital</text:p>
      <text:p text:style-name="P5"><text:tab/>Docente: <text:tab/>Larissa Pavarini da Luz</text:p>
      <text:p text:style-name="P6"><text:tab/>Curso:<text:tab/><text:tab/> DSM – Desenvolvimento de Software Multiplataforma</text:p>
      <text:p text:style-name="P6"><text:tab/><text:span text:style-name="T2">Faculdade:<text:tab/></text:span>FATEC 130 – “Estudante Ra<text:span text:style-name="T2">fael Almeida Camarinha” – </text:span>Marília <text:span text:style-name="T2">(SP)</text:span></text:p>
      <text:p text:style-name="P6"/>
      <text:p text:style-name="P6"><text:span text:style-name="T2"><text:tab/>Aluno</text:span><text:span text:style-name="T1">s</text:span><text:span text:style-name="T2">:<text:tab/></text:span><text:span text:style-name="T1">Anna Carla Berbel</text:span></text:p>
      <text:p text:style-name="P6"><text:tab/><text:tab/><text:tab/>Carlos Alberto Furlan</text:p>
      <text:p text:style-name="P6"><text:tab/><text:tab/><text:tab/>João Guilherme Buriola de Freit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501cm" svg:y="-1.376cm" svg:width="9.999cm" svg:height="1.998cm" draw:z-index="0"><draw:image xlink:href="Pictures/100002010000049D000000EC89FDE7FEB227540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1:15:21.133000000</meta:creation-date>
    <dc:date>2024-04-25T11:07:27.393000000</dc:date>
    <meta:editing-duration>PT26M39S</meta:editing-duration>
    <meta:editing-cycles>7</meta:editing-cycles>
    <meta:generator>LibreOffice/7.0.1.2$Windows_X86_64 LibreOffice_project/7cbcfc562f6eb6708b5ff7d7397325de9e764452</meta:generator>
    <meta:print-date>2024-03-28T11:08:07.677000000</meta:print-date>
    <meta:document-statistic meta:table-count="0" meta:image-count="1" meta:object-count="0" meta:page-count="1" meta:paragraph-count="10" meta:word-count="46" meta:character-count="337" meta:non-whitespace-character-count="283"/>
  </office:meta>
</office:document-meta>
</file>